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10b71" officeooo:paragraph-rsid="00110b71"/>
    </style:style>
    <style:style style:name="T1" style:family="text">
      <style:text-properties officeooo:rsid="0011dffb"/>
    </style:style>
    <style:style style:name="T2" style:family="text">
      <style:text-properties officeooo:rsid="001317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 Schindler</text:p>
      <text:p text:style-name="P1">Javier Ramirez</text:p>
      <text:p text:style-name="P1"/>
      <text:p text:style-name="P1">Lab 6 writeup</text:p>
      <text:p text:style-name="P1"/>
      <text:p text:style-name="P1">USING CODE FROM <text:a xlink:type="simple" xlink:href="https://www.geeksforgeeks.org/java-program-take-screenshots/" text:style-name="Internet_20_link" text:visited-style-name="Visited_20_Internet_20_Link">https://www.geeksforgeeks.org/java-program-take-screenshots/</text:a></text:p>
      <text:p text:style-name="P1"/>
      <text:p text:style-name="P1">Function:</text:p>
      <text:p text:style-name="P1">Our program will take a screenshot of a user’s screen and then maximize a window with the screenshot over the user’s screen. </text:p>
      <text:p text:style-name="P1"/>
      <text:p text:style-name="P1">Damage:<text:line-break/><text:span text:style-name="T1">By covering the screen with a picture that looks like the actual screen, our program will prevent users from being able to use any desktop shortcuts. </text:span></text:p>
      <text:p text:style-name="P1"/>
      <text:p text:style-name="P1">Propagation:</text:p>
      <text:p text:style-name="P1">Since our program isn’t very dangerous, it will propagate through people <text:span text:style-name="T2">downloading and</text:span> running this program <text:span text:style-name="T2">willingly </text:span>to use it as a prank on friends and family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1:13:05.787486786</meta:creation-date>
    <dc:date>2018-10-18T11:40:07.886136488</dc:date>
    <meta:editing-duration>PT43S</meta:editing-duration>
    <meta:editing-cycles>1</meta:editing-cycles>
    <meta:generator>LibreOffice/6.1.0.3$Linux_X86_64 LibreOffice_project/10$Build-3</meta:generator>
    <meta:document-statistic meta:table-count="0" meta:image-count="0" meta:object-count="0" meta:page-count="1" meta:paragraph-count="9" meta:word-count="89" meta:character-count="584" meta:non-whitespace-character-count="501"/>
  </office:meta>
</office:document-meta>
</file>